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a60b9" officeooo:paragraph-rsid="001a60b9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5c029" officeooo:paragraph-rsid="0015c029" style:font-weight-asian="bold" style:font-weight-complex="bold"/>
    </style:style>
    <style:style style:name="P3" style:family="paragraph" style:parent-style-name="Standard">
      <style:text-properties style:font-name="Times New Roman" officeooo:rsid="001a60b9" officeooo:paragraph-rsid="001a60b9"/>
    </style:style>
    <style:style style:name="P4" style:family="paragraph" style:parent-style-name="Standard">
      <style:text-properties style:font-name="Times New Roman" officeooo:rsid="0015c029" officeooo:paragraph-rsid="0015c029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15c029" officeooo:paragraph-rsid="0015c029"/>
    </style:style>
    <style:style style:name="P6" style:family="paragraph" style:parent-style-name="Standard">
      <style:text-properties style:font-name="Times New Roman" officeooo:rsid="0016ce33" officeooo:paragraph-rsid="0015c029"/>
    </style:style>
    <style:style style:name="P7" style:family="paragraph" style:parent-style-name="Standard">
      <style:text-properties style:font-name="Times New Roman" officeooo:rsid="0016ce33" officeooo:paragraph-rsid="0016ce33"/>
    </style:style>
    <style:style style:name="P8" style:family="paragraph" style:parent-style-name="Standard">
      <style:text-properties style:font-name="Times New Roman" officeooo:rsid="0016ce33" officeooo:paragraph-rsid="001758e2"/>
    </style:style>
    <style:style style:name="P9" style:family="paragraph" style:parent-style-name="Standard">
      <style:text-properties style:font-name="Times New Roman" fo:font-style="italic" fo:font-weight="bold" officeooo:rsid="0015c029" officeooo:paragraph-rsid="001c18f4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 fo:font-style="italic" fo:font-weight="bold" officeooo:rsid="000882ee" officeooo:paragraph-rsid="001c18f4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Times New Roman" officeooo:rsid="0016ce33" officeooo:paragraph-rsid="001a60b9"/>
    </style:style>
    <style:style style:name="P12" style:family="paragraph" style:parent-style-name="Standard">
      <style:text-properties style:font-name="Times New Roman" officeooo:rsid="0016ce33" officeooo:paragraph-rsid="001758e2"/>
    </style:style>
    <style:style style:name="P13" style:family="paragraph" style:parent-style-name="Standard">
      <style:text-properties style:font-name="Times New Roman" officeooo:rsid="0016ce33" officeooo:paragraph-rsid="0016ce33"/>
    </style:style>
    <style:style style:name="P14" style:family="paragraph" style:parent-style-name="Standard">
      <style:text-properties style:font-name="Times New Roman" officeooo:rsid="0015c029" officeooo:paragraph-rsid="0015c029"/>
    </style:style>
    <style:style style:name="P15" style:family="paragraph" style:parent-style-name="Standard">
      <style:text-properties style:font-name="Times New Roman" fo:font-style="italic" fo:font-weight="bold" officeooo:rsid="0016ce33" officeooo:paragraph-rsid="001c18f4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Times New Roman" fo:font-style="italic" fo:font-weight="bold" officeooo:rsid="000882ee" officeooo:paragraph-rsid="001c18f4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Times New Roman" fo:font-style="normal" fo:font-weight="normal" officeooo:rsid="0016ce33" officeooo:paragraph-rsid="001c18f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" fo:font-style="normal" fo:font-weight="normal" officeooo:rsid="001da30e" officeooo:paragraph-rsid="001da30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" officeooo:rsid="000882ee" officeooo:paragraph-rsid="001c18f4"/>
    </style:style>
    <style:style style:name="P20" style:family="paragraph" style:parent-style-name="Standard">
      <style:text-properties style:font-name="Times New Roman" officeooo:paragraph-rsid="001c18f4"/>
    </style:style>
    <style:style style:name="P21" style:family="paragraph" style:parent-style-name="Standard">
      <style:text-properties style:font-name="Times New Roman" style:text-underline-style="solid" style:text-underline-width="auto" style:text-underline-color="font-color" officeooo:rsid="000902ef" officeooo:paragraph-rsid="001c18f4"/>
    </style:style>
    <style:style style:name="P22" style:family="paragraph" style:parent-style-name="Standard">
      <style:text-properties style:font-name="Times New Roman" style:text-underline-style="solid" style:text-underline-width="auto" style:text-underline-color="font-color" officeooo:rsid="0016ce33" officeooo:paragraph-rsid="001c18f4"/>
    </style:style>
    <style:style style:name="P23" style:family="paragraph" style:parent-style-name="Standard">
      <style:text-properties officeooo:rsid="000882ee" officeooo:paragraph-rsid="001c18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90fb" style:font-style-asian="italic" style:font-style-complex="italic"/>
    </style:style>
    <style:style style:name="T3" style:family="text">
      <style:text-properties fo:font-style="italic" officeooo:rsid="001c18f4" style:font-style-asian="italic" style:font-style-complex="italic"/>
    </style:style>
    <style:style style:name="T4" style:family="text">
      <style:text-properties fo:font-style="italic" officeooo:rsid="001da30e" style:font-style-asian="italic" style:font-style-complex="italic"/>
    </style:style>
    <style:style style:name="T5" style:family="text">
      <style:text-properties officeooo:rsid="001a60b9"/>
    </style:style>
    <style:style style:name="T6" style:family="text">
      <style:text-properties fo:font-style="normal" officeooo:rsid="001da30e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882ee"/>
    </style:style>
    <style:style style:name="T9" style:family="text">
      <style:text-properties style:text-underline-style="solid" style:text-underline-width="auto" style:text-underline-color="font-color" officeooo:rsid="000902ef"/>
    </style:style>
    <style:style style:name="T10" style:family="text">
      <style:text-properties officeooo:rsid="001a90fb"/>
    </style:style>
    <style:style style:name="T11" style:family="text">
      <style:text-properties officeooo:rsid="001c18f4"/>
    </style:style>
    <style:style style:name="T12" style:family="text">
      <style:text-properties officeooo:rsid="000882ee"/>
    </style:style>
    <style:style style:name="T13" style:family="text">
      <style:text-properties officeooo:rsid="000902e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882ee"/>
    </style:style>
    <style:style style:name="T16" style:family="text">
      <style:text-properties style:text-underline-style="none" officeooo:rsid="000902ef"/>
    </style:style>
    <style:style style:name="T17" style:family="text">
      <style:text-properties style:font-name="Courier New"/>
    </style:style>
    <style:style style:name="T18" style:family="text">
      <style:text-properties style:font-name="Courier New" officeooo:rsid="000882ee"/>
    </style:style>
    <style:style style:name="T19" style:family="text">
      <style:text-properties style:font-name="Courier New" officeooo:rsid="000902ef"/>
    </style:style>
    <style:style style:name="T20" style:family="text">
      <style:text-properties style:font-name="Courier New" style:text-underline-style="none"/>
    </style:style>
    <style:style style:name="T21" style:family="text">
      <style:text-properties style:font-name="Courier New" style:text-underline-style="none" officeooo:rsid="000902ef"/>
    </style:style>
    <style:style style:name="T22" style:family="text">
      <style:text-properties officeooo:rsid="001da3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EMBARCADOS</text:p>
      <text:p text:style-name="P2">AULA 1 – <text:s/><text:span text:style-name="T5">Parte Teórica | 09 de Março</text:span></text:p>
      <text:p text:style-name="P3">Victor Martins N. Luz</text:p>
      <text:p text:style-name="P4"/>
      <text:p text:style-name="P4"/>
      <text:p text:style-name="P4"/>
      <text:p text:style-name="P9"><text:span text:style-name="T12">Por que o Linux recebeu esse nome?</text:span></text:p>
      <text:p text:style-name="P4"/>
      <text:p text:style-name="P5"><text:tab/><text:span text:style-name="T11">O Linux teve seu </text:span><text:span text:style-name="T3">kernel</text:span><text:span text:style-name="T11"> idealizado por Linus Torvalds, em meados de 1991, além de ter sido baseado no sistema Unix. Mesclando o primeiro nome de Torvalds e o nome do SO base, surgiu o Linux.</text:span></text:p>
      <text:p text:style-name="P4"/>
      <text:p text:style-name="P4"/>
      <text:p text:style-name="P10">O que são daemons?</text:p>
      <text:p text:style-name="P4"><text:tab/></text:p>
      <text:p text:style-name="P5"><text:tab/><text:span text:style-name="T3">Daemons</text:span><text:span text:style-name="T11"> são programas comuns em sistemas operacionais, pois são responsáveis por gerenciar processos em plano de fundo, sem a intervenção direta do usuário.</text:span></text:p>
      <text:p text:style-name="P6"/>
      <text:p text:style-name="P6"/>
      <text:p text:style-name="P10">O que é shell?</text:p>
      <text:p text:style-name="P7"/>
      <text:p text:style-name="P11"><text:span text:style-name="T1"><text:tab/></text:span><text:span text:style-name="T4">Shell </text:span><text:span text:style-name="T6">(concha) obedece a analogia do que lhe deu nome, é justamente a camada externa do sistema, que entra em contato direto com o usuário, de um lado, e com o kernel (núcleo) do sistema do outro, e realiza a interface entre os dois.</text:span></text:p>
      <text:p text:style-name="P7"/>
      <text:p text:style-name="P10">Por que é importante evitar executar o terminal utilizando super-usuário?</text:p>
      <text:p text:style-name="P7"><text:tab/></text:p>
      <text:p text:style-name="P8"><text:tab/><text:span text:style-name="T22">Dado que o uso do super-usuário concede totais privilégios ao operador do sistema, recomenda-se o uso para casos pontuais, de modo a evitar modificações indevidas ou exclusões acidentais de arquivos fundamentais para o funcionamento do sistema operacional.</text:span></text:p>
      <text:p text:style-name="P8"/>
      <text:p text:style-name="P10">Qual botão no teclado que completa o que o usuário quer escrever no terminal?</text:p>
      <text:p text:style-name="P8"><text:tab/></text:p>
      <text:p text:style-name="P8"><text:tab/><text:span text:style-name="T22">Tecla TAB.</text:span></text:p>
      <text:p text:style-name="P8"/>
      <text:p text:style-name="P15"><text:span text:style-name="T12">Quais botões do teclado apresentam instruções escritas anteriormente?</text:span><text:tab/></text:p>
      <text:p text:style-name="P15"/>
      <text:p text:style-name="P18"><text:tab/>Tecla Up (Cima).</text:p>
      <text:p text:style-name="P15"/>
      <text:p text:style-name="P15"><text:tab/></text:p>
      <text:p text:style-name="P10">Apenas apresente os respectivos comandos:</text:p>
      <text:p text:style-name="P23"/>
      <text:p text:style-name="P19"><text:span text:style-name="T7">a) Obter mais informações sobre aquele comando:</text:span> <text:span text:style-name="T17">$ man</text:span></text:p>
      <text:p text:style-name="P20"><text:span text:style-name="T8">b) Apresentar uma lista com os arquivos dentro de uma pasta: </text:span><text:span text:style-name="T18">$ ls</text:span></text:p>
      <text:p text:style-name="P20"><text:span text:style-name="T8">c) Apresentar o caminho completo da pasta:</text:span><text:span text:style-name="T12"> </text:span><text:span text:style-name="T18">$ pwd</text:span></text:p>
      <text:p text:style-name="P20"><text:span text:style-name="T8">d) Trocar de pasta:</text:span><text:span text:style-name="T12"> </text:span><text:span text:style-name="T18">$ cd</text:span></text:p>
      <text:p text:style-name="P20"><text:span text:style-name="T8">e) Criar uma pasta:</text:span><text:span text:style-name="T12"> </text:span><text:span text:style-name="T18">$ mkdir</text:span></text:p>
      <text:p text:style-name="P20"><text:span text:style-name="T8">f) Apagar arquivos definitivamente:</text:span><text:span text:style-name="T12"> </text:span><text:span text:style-name="T18">$ rm</text:span></text:p>
      <text:p text:style-name="P20"><text:span text:style-name="T8">g) Apagar pastas definitivamente:</text:span><text:span text:style-name="T12"> </text:span><text:span text:style-name="T18">$ rm -r</text:span></text:p>
      <text:p text:style-name="P20"><text:span text:style-name="T8">h) Copiar arquivos:</text:span><text:span text:style-name="T12"> </text:span><text:span text:style-name="T18">$ cp</text:span></text:p>
      <text:p text:style-name="P20"><text:span text:style-name="T8">i) Copiar pastas:</text:span><text:span text:style-name="T12"> </text:span><text:span text:style-name="T18">$ cp -r</text:span></text:p>
      <text:p text:style-name="P20"><text:span text:style-name="T8">j) Mover arquivos:</text:span><text:span text:style-name="T12"> </text:span><text:span text:style-name="T18">$ mv</text:span></text:p>
      <text:p text:style-name="P20"><text:soft-page-break/><text:span text:style-name="T8">k) Mover pastas:</text:span><text:span text:style-name="T12"> </text:span><text:span text:style-name="T18">$ mv -f</text:span></text:p>
      <text:p text:style-name="P20"><text:span text:style-name="T8">l) <text:s/>Renomear pastas:</text:span><text:span text:style-name="T12"> </text:span><text:span text:style-name="T18">$ mv</text:span></text:p>
      <text:p text:style-name="P20"><text:span text:style-name="T8">m) Apresentar o conteúdo do arquivo:</text:span><text:span text:style-name="T15"> </text:span><text:span text:style-name="T18">$ cat</text:span></text:p>
      <text:p text:style-name="P20"><text:span text:style-name="T8">n) Apresentar o tipo do arquivo:</text:span><text:span text:style-name="T12"> </text:span><text:span text:style-name="T18">$ file</text:span></text:p>
      <text:p text:style-name="P17"><text:span text:style-name="T9">o) Limpar a tela:</text:span><text:span text:style-name="T13"> </text:span><text:span text:style-name="T19">$ clear</text:span></text:p>
      <text:p text:style-name="P21">p) Encontrar ocorrências de palavras-chave em um arquivo:<text:span text:style-name="T14"> </text:span><text:span text:style-name="T20">$ grep -n</text:span></text:p>
      <text:p text:style-name="P21">q) Ordenar informações em um arquivo-texto:<text:span text:style-name="T14"> </text:span><text:span text:style-name="T20">$ sort</text:span></text:p>
      <text:p text:style-name="P21">r) Substituir ocorrências de palavras-chaves:<text:span text:style-name="T14"> </text:span><text:span text:style-name="T20">$ sed</text:span></text:p>
      <text:p text:style-name="P21">s) Conferir se dois arquivos são iguais:<text:span text:style-name="T14"> </text:span><text:span text:style-name="T20">$ diff</text:span></text:p>
      <text:p text:style-name="P22"><text:span text:style-name="T13">t) Escrever algo na tela:</text:span><text:span text:style-name="T16"> </text:span><text:span text:style-name="T21">$ random cat</text:span><text:span text:style-name="T14"><text:tab/></text:span></text:p>
      <text:p text:style-name="P7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7T17:26:30</meta:creation-date>
    <dc:date>2017-03-10T00:08:59.280000000</dc:date>
    <meta:editing-duration>PT24M23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42" meta:word-count="359" meta:character-count="2056" meta:non-whitespace-character-count="1716"/>
  </office:meta>
</office:document-meta>
</file>